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880000010B41E7B13331486F87.png" manifest:media-type="image/png"/>
  <manifest:file-entry manifest:full-path="Pictures/10000201000000880000010EE77436D028F07B09.png" manifest:media-type="image/png"/>
  <manifest:file-entry manifest:full-path="Pictures/100002010000008F0000011A4388C9901ECEDD00.png" manifest:media-type="image/png"/>
  <manifest:file-entry manifest:full-path="Pictures/10000201000000880000010FB5CA9A7EA6211808.png" manifest:media-type="image/png"/>
  <manifest:file-entry manifest:full-path="Pictures/10000201000000900000012870AF8621E2452E89.png" manifest:media-type="image/png"/>
  <manifest:file-entry manifest:full-path="Pictures/10000201000000920000011D5D85B6CD099201BC.png" manifest:media-type="image/png"/>
  <manifest:file-entry manifest:full-path="Pictures/10000201000000910000011ECCB536EB8B860C91.png" manifest:media-type="image/png"/>
  <manifest:file-entry manifest:full-path="Pictures/10000201000000880000010F5C90C5823F09308E.png" manifest:media-type="image/png"/>
  <manifest:file-entry manifest:full-path="Pictures/10000201000000900000011BF6A818BCFE7CB667.png" manifest:media-type="image/png"/>
  <manifest:file-entry manifest:full-path="Pictures/100002010000008F0000011D87BD5B31C05F7957.png" manifest:media-type="image/png"/>
  <manifest:file-entry manifest:full-path="Pictures/100002010000008A0000010DCB24033362E75C2A.png" manifest:media-type="image/png"/>
  <manifest:file-entry manifest:full-path="Pictures/1000020100000090000001162545A968D35B4662.png" manifest:media-type="image/png"/>
  <manifest:file-entry manifest:full-path="Pictures/100002010000008C0000012200D62BA7CDF07E08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loext:graphic-properties draw:fill-color="#00ff66"/>
    </style:style>
    <style:style style:name="P2" style:family="paragraph">
      <loext:graphic-properties draw:fill-color="#ffcc00"/>
    </style:style>
    <style:style style:name="P3" style:family="paragraph">
      <loext:graphic-properties draw:fill-color="#66ff66"/>
    </style:style>
    <style:style style:name="P4" style:family="paragraph">
      <loext:graphic-properties draw:fill-color="#00ffff"/>
    </style:style>
    <style:style style:name="P5" style:family="paragraph">
      <loext:graphic-properties draw:fill-color="#66ffff"/>
    </style:style>
    <style:style style:name="P6" style:family="paragraph">
      <loext:graphic-properties draw:fill-color="#ff00cc"/>
    </style:style>
    <style:style style:name="P7" style:family="paragraph">
      <loext:graphic-properties draw:fill-color="#0000ff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33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00ff66" draw:textarea-horizontal-align="justify" draw:textarea-vertical-align="middle" draw:auto-grow-height="false" fo:min-height="1.5598in" fo:min-width="0.10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cc00" draw:textarea-horizontal-align="justify" draw:textarea-vertical-align="middle" draw:auto-grow-height="false" fo:min-height="0.0819in" fo:min-width="2.35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66ff66" draw:textarea-horizontal-align="justify" draw:textarea-vertical-align="middle" draw:auto-grow-height="false" fo:min-height="0.2453in" fo:min-width="0.1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00ffff" draw:textarea-horizontal-align="justify" draw:textarea-vertical-align="middle" draw:auto-grow-height="false" fo:min-height="0.2339in" fo:min-width="0.10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00ffff" draw:textarea-horizontal-align="justify" draw:textarea-vertical-align="middle" draw:auto-grow-height="false" fo:min-height="0.0819in" fo:min-width="0.96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00ffff" draw:textarea-horizontal-align="justify" draw:textarea-vertical-align="middle" draw:auto-grow-height="false" fo:min-height="1.9984in" fo:min-width="0.081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00ffff" draw:textarea-horizontal-align="justify" draw:textarea-vertical-align="middle" draw:auto-grow-height="false" fo:min-height="0.0819in" fo:min-width="0.700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00ffff" draw:textarea-horizontal-align="justify" draw:textarea-vertical-align="middle" draw:auto-grow-height="false" fo:min-height="0.0681in" fo:min-width="0.68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66ffff" draw:textarea-horizontal-align="justify" draw:textarea-vertical-align="middle" draw:auto-grow-height="false" fo:min-height="1.048in" fo:min-width="0.10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ff00cc" draw:textarea-horizontal-align="justify" draw:textarea-vertical-align="middle" draw:auto-grow-height="false" fo:min-height="0.072in" fo:min-width="1.21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-color="#00ffff" draw:textarea-horizontal-align="justify" draw:textarea-vertical-align="middle" draw:auto-grow-height="false" fo:min-height="0.0484in" fo:min-width="1.332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-color="#ff00cc" draw:textarea-horizontal-align="justify" draw:textarea-vertical-align="middle" draw:auto-grow-height="false" fo:min-height="0.0453in" fo:min-width="1.61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-color="#0000ff" draw:textarea-horizontal-align="justify" draw:textarea-vertical-align="middle" draw:auto-grow-height="false" fo:min-height="0.0417in" fo:min-width="0.911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-color="#0000ff" draw:textarea-horizontal-align="justify" draw:textarea-vertical-align="middle" draw:auto-grow-height="false" fo:min-height="1.8134in" fo:min-width="0.081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fill-color="#0000ff" draw:textarea-horizontal-align="justify" draw:textarea-vertical-align="middle" draw:auto-grow-height="false" fo:min-height="0.072in" fo:min-width="1.21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solid" svg:stroke-color="#000000" draw:fill="none" draw:fill-color="#ffffff" fo:min-height="1.2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fill-color="#ffcc00" draw:textarea-horizontal-align="justify" draw:textarea-vertical-align="middle" draw:auto-grow-height="false" fo:min-height="0.0681in" fo:min-width="3.500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fill-color="#ffcc00" draw:textarea-horizontal-align="justify" draw:textarea-vertical-align="middle" draw:auto-grow-height="false" fo:min-height="0.4902in" fo:min-width="0.10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fill-color="#ffcc00" draw:textarea-horizontal-align="justify" draw:textarea-vertical-align="middle" draw:auto-grow-height="false" fo:min-height="0.0819in" fo:min-width="0.96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fill-color="#66ff66" draw:textarea-horizontal-align="justify" draw:textarea-vertical-align="middle" draw:auto-grow-height="false" fo:min-height="0.0417in" fo:min-width="0.3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fill-color="#00ff66" draw:textarea-horizontal-align="justify" draw:textarea-vertical-align="middle" draw:auto-grow-height="false" fo:min-height="0.0681in" fo:min-width="0.3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stroke="solid" svg:stroke-width="0.0201in" svg:stroke-color="#ff3300" draw:marker-start-width="0.1689in" draw:marker-end-width="0.1689in" draw:fill="none" draw:fill-color="#ff3300" fo:min-height="2.728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4937in" svg:y="2.6602in" svg:width="1.2634in" svg:height="2.4827in" draw:z-index="2"><draw:image xlink:href="Pictures/10000201000000900000011BF6A818BCFE7CB667.png" xlink:type="simple" xlink:show="embed" xlink:actuate="onLoad"/></draw:frame><draw:frame draw:style-name="fr1" draw:name="Image2" text:anchor-type="paragraph" svg:x="0.6965in" svg:y="-0.1819in" svg:width="1.228in" svg:height="2.5437in" draw:z-index="3"><draw:image xlink:href="Pictures/100002010000008C0000012200D62BA7CDF07E08.png" xlink:type="simple" xlink:show="embed" xlink:actuate="onLoad"/></draw:frame><draw:frame draw:style-name="fr2" draw:name="Image3" text:anchor-type="paragraph" svg:x="2.8854in" svg:y="-0.2299in" svg:width="1.2543in" svg:height="2.5in" draw:z-index="4"><draw:image xlink:href="Pictures/100002010000008F0000011D87BD5B31C05F7957.png" xlink:type="simple" xlink:show="embed" xlink:actuate="onLoad"/></draw:frame><draw:frame draw:style-name="fr1" draw:name="Image4" text:anchor-type="paragraph" svg:x="1.9236in" svg:y="2.3173in" svg:width="1.2543in" svg:height="2.4736in" draw:z-index="5"><draw:image xlink:href="Pictures/100002010000008F0000011A4388C9901ECEDD00.png" xlink:type="simple" xlink:show="embed" xlink:actuate="onLoad"/></draw:frame><draw:frame draw:style-name="fr1" draw:name="Image6" text:anchor-type="paragraph" svg:x="4.8311in" svg:y="-0.661in" svg:width="1.2102in" svg:height="2.3598in" draw:z-index="6"><draw:image xlink:href="Pictures/100002010000008A0000010DCB24033362E75C2A.png" xlink:type="simple" xlink:show="embed" xlink:actuate="onLoad"/></draw:frame><draw:frame draw:style-name="fr1" draw:name="Image7" text:anchor-type="paragraph" svg:x="7.4492in" svg:y="4.9673in" svg:width="1.2634in" svg:height="2.439in" draw:z-index="7"><draw:image xlink:href="Pictures/1000020100000090000001162545A968D35B4662.png" xlink:type="simple" xlink:show="embed" xlink:actuate="onLoad"/></draw:frame><draw:frame draw:style-name="fr1" draw:name="Image8" text:anchor-type="paragraph" svg:x="6.178in" svg:y="4.8972in" svg:width="1.272in" svg:height="2.5091in" draw:z-index="8"><draw:image xlink:href="Pictures/10000201000000910000011ECCB536EB8B860C91.png" xlink:type="simple" xlink:show="embed" xlink:actuate="onLoad"/></draw:frame><draw:frame draw:style-name="fr1" draw:name="Image9" text:anchor-type="paragraph" svg:x="4.898in" svg:y="4.9063in" svg:width="1.2807in" svg:height="2.5in" draw:z-index="9"><draw:image xlink:href="Pictures/10000201000000920000011D5D85B6CD099201BC.png" xlink:type="simple" xlink:show="embed" xlink:actuate="onLoad"/></draw:frame><draw:frame draw:style-name="fr1" draw:name="Image10" text:anchor-type="paragraph" svg:x="8.7866in" svg:y="4.8819in" svg:width="1.2634in" svg:height="2.5965in" draw:z-index="10"><draw:image xlink:href="Pictures/10000201000000900000012870AF8621E2452E89.png" xlink:type="simple" xlink:show="embed" xlink:actuate="onLoad"/></draw:frame><draw:frame draw:style-name="fr1" draw:name="Image12" text:anchor-type="paragraph" svg:x="4.8575in" svg:y="2.0819in" svg:width="1.1929in" svg:height="2.3772in" draw:z-index="19"><draw:image xlink:href="Pictures/10000201000000880000010F5C90C5823F09308E.png" xlink:type="simple" xlink:show="embed" xlink:actuate="onLoad"/></draw:frame><draw:frame draw:style-name="fr1" draw:name="Image5" text:anchor-type="paragraph" svg:x="3.3354in" svg:y="4.8417in" svg:width="1.1929in" svg:height="2.3772in" draw:z-index="22"><draw:image xlink:href="Pictures/10000201000000880000010FB5CA9A7EA6211808.png" xlink:type="simple" xlink:show="embed" xlink:actuate="onLoad"/></draw:frame><draw:frame draw:style-name="fr1" draw:name="Image11" text:anchor-type="paragraph" svg:x="8.6744in" svg:y="-0.1689in" svg:width="1.1929in" svg:height="2.3689in" draw:z-index="27"><draw:image xlink:href="Pictures/10000201000000880000010EE77436D028F07B09.png" xlink:type="simple" xlink:show="embed" xlink:actuate="onLoad"/></draw:frame><draw:frame draw:style-name="fr1" draw:name="Image13" text:anchor-type="paragraph" svg:x="6.6689in" svg:y="-0.1228in" svg:width="1.1929in" svg:height="2.3425in" draw:z-index="30"><draw:image xlink:href="Pictures/10000201000000880000010B41E7B13331486F87.png" xlink:type="simple" xlink:show="embed" xlink:actuate="onLoad"/></draw:frame><draw:custom-shape text:anchor-type="paragraph" draw:z-index="11" draw:name="Shape1" draw:style-name="gr3" draw:text-style-name="P3" svg:width="0.2543in" svg:height="0.2803in" svg:x="5.3256in" svg:y="1.756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0" draw:name="Shape4" draw:style-name="gr11" draw:text-style-name="P4" svg:width="1.5224in" svg:height="0.0961in" svg:x="3.5366in" svg:y="2.5181in"><text:p/><draw:enhanced-geometry svg:viewBox="0 0 21600 21600" draw:text-areas="?f7 ?f0 21600 ?f2" draw:mirror-vertical="false" draw:mirror-horizontal="false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name="Shape5" draw:style-name="gr4" draw:text-style-name="P4" svg:width="0.2122in" svg:height="0.2669in" svg:x="3.402in" svg:y="2.3154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Shape6" draw:style-name="gr5" draw:text-style-name="P4" svg:width="1.1039in" svg:height="0.1642in" svg:x="2.0138in" svg:y="0.4354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4" draw:name="Shape7" draw:style-name="gr6" draw:text-style-name="P4" svg:width="0.1642in" svg:height="2.2843in" svg:x="-0.0492in" svg:y="0.320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5" draw:name="Shape8" draw:style-name="gr7" draw:text-style-name="P4" svg:width="0.8004in" svg:height="0.1642in" svg:x="0.0571in" svg:y="0.3008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6" draw:name="Shape9" draw:style-name="gr8" draw:text-style-name="P4" svg:width="0.7807in" svg:height="0.1358in" svg:x="0.5193in" svg:y="3.490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7" draw:name="Shape10" draw:style-name="gr9" draw:text-style-name="P5" svg:width="0.2024in" svg:height="1.1976in" svg:x="1.2134in" svg:y="2.361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8" draw:name="Shape4" draw:style-name="gr10" draw:text-style-name="P6" svg:width="1.3894in" svg:height="0.1449in" svg:x="0.7689in" svg:y="3.9055in"><text:p/><draw:enhanced-geometry svg:viewBox="0 0 21600 21600" draw:text-areas="?f7 ?f0 21600 ?f2" draw:mirror-vertical="false" draw:mirror-horizontal="false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1" draw:name="Shape4" draw:style-name="gr12" draw:text-style-name="P6" svg:width="1.8488in" svg:height="0.0898in" svg:x="3.2102in" svg:y="2.6425in"><text:p/><draw:enhanced-geometry svg:viewBox="0 0 21600 21600" draw:text-areas="?f7 ?f0 21600 ?f2" draw:mirror-vertical="false" draw:mirror-horizontal="false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3" draw:name="Shape4" draw:style-name="gr13" draw:text-style-name="P7" svg:width="1.0413in" svg:height="0.0823in" svg:x="4.0181in" svg:y="2.7319in"><text:p/><draw:enhanced-geometry svg:viewBox="0 0 21600 21600" draw:text-areas="?f7 ?f0 21600 ?f2" draw:mirror-vertical="false" draw:mirror-horizontal="false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4" draw:name="Shape7" draw:style-name="gr14" draw:text-style-name="P7" svg:width="0.1642in" svg:height="2.0717in" svg:x="3.8543in" svg:y="2.770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5" draw:name="Shape4" draw:style-name="gr15" draw:text-style-name="P7" svg:width="1.3894in" svg:height="0.1449in" svg:x="1.9091in" svg:y="5.8965in"><text:p/><draw:enhanced-geometry svg:viewBox="0 0 21600 21600" draw:text-areas="?f7 ?f0 21600 ?f2" draw:mirror-vertical="false" draw:mirror-horizontal="false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6" draw:name="Shape2" draw:style-name="gr16" draw:text-style-name="P8" svg:width="1.176in" svg:height="1.2197in" svg:x="0.7661in" svg:y="5.4591in"><draw:text-box><text:p>Add New Notes</text:p><text:p>Add Comments</text:p></draw:text-box></draw:frame><draw:custom-shape text:anchor-type="paragraph" draw:z-index="28" draw:name="Shape9" draw:style-name="gr17" draw:text-style-name="P2" svg:width="4.0012in" svg:height="0.1358in" svg:x="5.1862in" svg:y="2.770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9" draw:name="Shape5" draw:style-name="gr18" draw:text-style-name="P2" svg:width="0.2122in" svg:height="0.5594in" svg:x="9.1646in" svg:y="2.3335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1" draw:name="Shape6" draw:style-name="gr19" draw:text-style-name="P2" svg:width="1.1039in" svg:height="0.1642in" svg:x="7.7508in" svg:y="0.4972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" draw:name="Shape6" draw:style-name="gr2" draw:text-style-name="P2" svg:width="2.6894in" svg:height="0.1642in" svg:x="4.139in" svg:y="0.4709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2" draw:name="Shape4" draw:style-name="gr20" draw:text-style-name="P3" svg:width="0.4248in" svg:height="0.0823in" svg:x="4.6346in" svg:y="2.8902in"><text:p/><draw:enhanced-geometry svg:viewBox="0 0 21600 21600" draw:text-areas="?f7 ?f0 21600 ?f2" draw:mirror-vertical="false" draw:mirror-horizontal="false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0" draw:name="Shape10" draw:style-name="gr1" draw:text-style-name="P1" svg:width="0.2024in" svg:height="1.7815in" svg:x="4.4764in" svg:y="1.1909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3" draw:name="Shape9" draw:style-name="gr21" draw:text-style-name="P1" svg:width="0.4252in" svg:height="0.1358in" svg:x="4.4945in" svg:y="1.060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34" draw:name="Shape3" draw:style-name="gr22" draw:text-style-name="P9" svg:width="5.3071in" svg:height="2.7287in" svg:x="4.7752in" svg:y="4.8217in"><draw:text-box><text:p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07:45:55.267335000</meta:creation-date>
    <meta:generator>LibreOffice/5.1.4.2$MacOSX_X86_64 LibreOffice_project/a2b79effd678115174773cc8f9c66d2b5833e18c</meta:generator>
    <dc:date>2016-11-10T11:44:06.159451000</dc:date>
    <meta:editing-duration>PT7M40S</meta:editing-duration>
    <meta:editing-cycles>3</meta:editing-cycles>
    <meta:document-statistic meta:table-count="0" meta:image-count="13" meta:object-count="0" meta:page-count="1" meta:paragraph-count="0" meta:word-count="0" meta:character-count="0" meta:non-whitespace-character-count="0"/>
  </office:meta>
</office:document-meta>
</file>